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02d07" officeooo:paragraph-rsid="00202d07"/>
    </style:style>
    <style:style style:name="P2" style:family="paragraph" style:parent-style-name="Standard">
      <style:text-properties officeooo:rsid="002183ae" officeooo:paragraph-rsid="002183ae"/>
    </style:style>
    <style:style style:name="P3" style:family="paragraph" style:parent-style-name="Standard">
      <style:text-properties officeooo:rsid="0022ec23" officeooo:paragraph-rsid="0022ec23"/>
    </style:style>
    <style:style style:name="P4" style:family="paragraph" style:parent-style-name="Standard">
      <style:text-properties fo:font-weight="bold" officeooo:rsid="0022ec23" officeooo:paragraph-rsid="0022ec23" style:font-weight-asian="bold" style:font-weight-complex="bold"/>
    </style:style>
    <style:style style:name="P5" style:family="paragraph" style:parent-style-name="Standard">
      <style:text-properties fo:font-weight="bold" officeooo:rsid="002183ae" officeooo:paragraph-rsid="002183ae" style:font-weight-asian="bold" style:font-weight-complex="bold"/>
    </style:style>
    <style:style style:name="P6" style:family="paragraph" style:parent-style-name="Standard">
      <style:text-properties fo:font-weight="bold" officeooo:rsid="0024ca04" officeooo:paragraph-rsid="0024ca04" style:font-weight-asian="bold" style:font-weight-complex="bold"/>
    </style:style>
    <style:style style:name="P7" style:family="paragraph" style:parent-style-name="Standard">
      <style:text-properties fo:font-weight="bold" officeooo:rsid="00266cd9" officeooo:paragraph-rsid="00266cd9" style:font-weight-asian="bold" style:font-weight-complex="bold"/>
    </style:style>
    <style:style style:name="P8" style:family="paragraph" style:parent-style-name="Standard">
      <style:text-properties fo:font-weight="bold" officeooo:rsid="00277188" officeooo:paragraph-rsid="00277188" style:font-weight-asian="bold" style:font-weight-complex="bold"/>
    </style:style>
    <style:style style:name="P9" style:family="paragraph" style:parent-style-name="Standard">
      <style:text-properties fo:font-weight="bold" officeooo:rsid="00277188" officeooo:paragraph-rsid="002ae274" style:font-weight-asian="bold" style:font-weight-complex="bold"/>
    </style:style>
    <style:style style:name="P10" style:family="paragraph" style:parent-style-name="Standard">
      <style:text-properties fo:font-weight="bold" officeooo:rsid="00277188" officeooo:paragraph-rsid="00355404" style:font-weight-asian="bold" style:font-weight-complex="bold"/>
    </style:style>
    <style:style style:name="P11" style:family="paragraph" style:parent-style-name="Standard">
      <style:text-properties fo:font-weight="bold" officeooo:rsid="0037e91e" officeooo:paragraph-rsid="0037e91e" style:font-weight-asian="bold" style:font-weight-complex="bold"/>
    </style:style>
    <style:style style:name="P12" style:family="paragraph" style:parent-style-name="Standard">
      <style:text-properties fo:font-weight="bold" officeooo:rsid="003a42d5" officeooo:paragraph-rsid="003a42d5" style:font-weight-asian="bold" style:font-weight-complex="bold"/>
    </style:style>
    <style:style style:name="P13" style:family="paragraph" style:parent-style-name="Standard">
      <style:text-properties fo:font-weight="bold" officeooo:rsid="003cca2b" officeooo:paragraph-rsid="003cca2b" style:font-weight-asian="bold" style:font-weight-complex="bold"/>
    </style:style>
    <style:style style:name="P14" style:family="paragraph" style:parent-style-name="Standard">
      <style:text-properties fo:font-weight="bold" officeooo:rsid="003f18dc" officeooo:paragraph-rsid="003f18dc" style:font-weight-asian="bold" style:font-weight-complex="bold"/>
    </style:style>
    <style:style style:name="P15" style:family="paragraph" style:parent-style-name="Standard">
      <style:text-properties fo:font-weight="bold" officeooo:rsid="0040f4e4" officeooo:paragraph-rsid="0040f4e4" style:font-weight-asian="bold" style:font-weight-complex="bold"/>
    </style:style>
    <style:style style:name="P16" style:family="paragraph" style:parent-style-name="Standard">
      <style:text-properties fo:font-weight="bold" officeooo:rsid="004957db" officeooo:paragraph-rsid="004957db" style:font-weight-asian="bold" style:font-weight-complex="bold"/>
    </style:style>
    <style:style style:name="P17" style:family="paragraph" style:parent-style-name="Standard">
      <style:text-properties fo:font-weight="bold" officeooo:rsid="0049ace3" officeooo:paragraph-rsid="0049ace3" style:font-weight-asian="bold" style:font-weight-complex="bold"/>
    </style:style>
    <style:style style:name="P18" style:family="paragraph" style:parent-style-name="Standard">
      <style:text-properties fo:font-weight="bold" officeooo:rsid="004d3970" officeooo:paragraph-rsid="004a81b0" style:font-weight-asian="bold" style:font-weight-complex="bold"/>
    </style:style>
    <style:style style:name="P19" style:family="paragraph" style:parent-style-name="Standard">
      <style:text-properties fo:font-weight="bold" officeooo:rsid="005055f6" officeooo:paragraph-rsid="005055f6" style:font-weight-asian="bold" style:font-weight-complex="bold"/>
    </style:style>
    <style:style style:name="P20" style:family="paragraph" style:parent-style-name="Standard">
      <style:text-properties fo:font-weight="bold" officeooo:rsid="00511ff9" officeooo:paragraph-rsid="00511ff9" style:font-weight-asian="bold" style:font-weight-complex="bold"/>
    </style:style>
    <style:style style:name="P21" style:family="paragraph" style:parent-style-name="Standard">
      <style:text-properties fo:font-weight="bold" officeooo:rsid="0053ba43" officeooo:paragraph-rsid="0053ba43" style:font-weight-asian="bold" style:font-weight-complex="bold"/>
    </style:style>
    <style:style style:name="P22" style:family="paragraph" style:parent-style-name="Standard">
      <style:text-properties fo:font-weight="bold" officeooo:rsid="00549232" officeooo:paragraph-rsid="00549232" style:font-weight-asian="bold" style:font-weight-complex="bold"/>
    </style:style>
    <style:style style:name="P23" style:family="paragraph" style:parent-style-name="Standard">
      <style:text-properties fo:font-weight="bold" officeooo:rsid="00568fbc" officeooo:paragraph-rsid="00568fbc" style:font-weight-asian="bold" style:font-weight-complex="bold"/>
    </style:style>
    <style:style style:name="P24" style:family="paragraph" style:parent-style-name="Standard">
      <style:text-properties fo:font-weight="bold" officeooo:rsid="00572756" officeooo:paragraph-rsid="0057cbba" style:font-weight-asian="bold" style:font-weight-complex="bold"/>
    </style:style>
    <style:style style:name="P25" style:family="paragraph" style:parent-style-name="Standard">
      <style:text-properties fo:font-weight="bold" officeooo:rsid="00572756" officeooo:paragraph-rsid="00572756" style:font-weight-asian="bold" style:font-weight-complex="bold"/>
    </style:style>
    <style:style style:name="P26" style:family="paragraph" style:parent-style-name="Standard">
      <style:text-properties fo:font-weight="bold" officeooo:rsid="005a64d0" officeooo:paragraph-rsid="005a64d0" style:font-weight-asian="bold" style:font-weight-complex="bold"/>
    </style:style>
    <style:style style:name="P27" style:family="paragraph" style:parent-style-name="Standard">
      <style:text-properties fo:font-weight="bold" officeooo:rsid="005ef381" officeooo:paragraph-rsid="005ef381" style:font-weight-asian="bold" style:font-weight-complex="bold"/>
    </style:style>
    <style:style style:name="P28" style:family="paragraph" style:parent-style-name="Standard">
      <style:text-properties officeooo:rsid="002bf8d1" officeooo:paragraph-rsid="002bf8d1"/>
    </style:style>
    <style:style style:name="P29" style:family="paragraph" style:parent-style-name="Standard">
      <style:text-properties officeooo:rsid="002c9fc5" officeooo:paragraph-rsid="002c9fc5"/>
    </style:style>
    <style:style style:name="P30" style:family="paragraph" style:parent-style-name="Standard">
      <style:text-properties officeooo:rsid="002e7dd7" officeooo:paragraph-rsid="002e7dd7"/>
    </style:style>
    <style:style style:name="P31" style:family="paragraph" style:parent-style-name="Standard">
      <style:text-properties officeooo:rsid="00309b09" officeooo:paragraph-rsid="00309b09"/>
    </style:style>
    <style:style style:name="P32" style:family="paragraph" style:parent-style-name="Standard">
      <style:text-properties fo:font-weight="normal" officeooo:rsid="003cca2b" officeooo:paragraph-rsid="003cca2b" style:font-weight-asian="normal" style:font-weight-complex="normal"/>
    </style:style>
    <style:style style:name="P33" style:family="paragraph" style:parent-style-name="Standard">
      <style:text-properties fo:font-weight="normal" officeooo:rsid="003eb752" officeooo:paragraph-rsid="003eb752" style:font-weight-asian="normal" style:font-weight-complex="normal"/>
    </style:style>
    <style:style style:name="P34" style:family="paragraph" style:parent-style-name="Standard">
      <style:text-properties fo:font-weight="normal" officeooo:rsid="003f18dc" officeooo:paragraph-rsid="003f18dc" style:font-weight-asian="normal" style:font-weight-complex="normal"/>
    </style:style>
    <style:style style:name="P35" style:family="paragraph" style:parent-style-name="Standard">
      <style:text-properties fo:font-weight="normal" officeooo:rsid="003fadd2" officeooo:paragraph-rsid="003fadd2" style:font-weight-asian="normal" style:font-weight-complex="normal"/>
    </style:style>
    <style:style style:name="P36" style:family="paragraph" style:parent-style-name="Standard">
      <style:text-properties fo:font-weight="normal" officeooo:rsid="0040f4e4" officeooo:paragraph-rsid="0040f4e4" style:font-weight-asian="normal" style:font-weight-complex="normal"/>
    </style:style>
    <style:style style:name="P37" style:family="paragraph" style:parent-style-name="Standard">
      <style:text-properties fo:font-weight="normal" officeooo:rsid="00413727" officeooo:paragraph-rsid="00413727" style:font-weight-asian="normal" style:font-weight-complex="normal"/>
    </style:style>
    <style:style style:name="P38" style:family="paragraph" style:parent-style-name="Standard">
      <style:text-properties fo:font-weight="normal" officeooo:rsid="00414dbb" officeooo:paragraph-rsid="00414dbb" style:font-weight-asian="normal" style:font-weight-complex="normal"/>
    </style:style>
    <style:style style:name="P39" style:family="paragraph" style:parent-style-name="Standard">
      <style:text-properties fo:font-weight="normal" officeooo:rsid="00433209" officeooo:paragraph-rsid="00433209" style:font-weight-asian="normal" style:font-weight-complex="normal"/>
    </style:style>
    <style:style style:name="P40" style:family="paragraph" style:parent-style-name="Standard">
      <style:text-properties fo:font-weight="normal" officeooo:rsid="0047107a" officeooo:paragraph-rsid="0047107a" style:font-weight-asian="normal" style:font-weight-complex="normal"/>
    </style:style>
    <style:style style:name="P41" style:family="paragraph" style:parent-style-name="Standard">
      <style:text-properties fo:font-weight="normal" officeooo:rsid="004957db" officeooo:paragraph-rsid="004957db" style:font-weight-asian="normal" style:font-weight-complex="normal"/>
    </style:style>
    <style:style style:name="P42" style:family="paragraph" style:parent-style-name="Standard">
      <style:text-properties fo:font-weight="normal" officeooo:rsid="0049ace3" officeooo:paragraph-rsid="0049ace3" style:font-weight-asian="normal" style:font-weight-complex="normal"/>
    </style:style>
    <style:style style:name="P43" style:family="paragraph" style:parent-style-name="Standard">
      <style:text-properties fo:font-weight="normal" officeooo:rsid="004a81b0" officeooo:paragraph-rsid="004a81b0" style:font-weight-asian="normal" style:font-weight-complex="normal"/>
    </style:style>
    <style:style style:name="P44" style:family="paragraph" style:parent-style-name="Standard">
      <style:text-properties fo:font-weight="normal" officeooo:rsid="004d3970" officeooo:paragraph-rsid="004a81b0" style:font-weight-asian="normal" style:font-weight-complex="normal"/>
    </style:style>
    <style:style style:name="P45" style:family="paragraph" style:parent-style-name="Standard">
      <style:text-properties fo:font-weight="normal" officeooo:rsid="004e91ec" officeooo:paragraph-rsid="004e91ec" style:font-weight-asian="normal" style:font-weight-complex="normal"/>
    </style:style>
    <style:style style:name="P46" style:family="paragraph" style:parent-style-name="Standard">
      <style:text-properties fo:font-weight="normal" officeooo:rsid="00266cd9" officeooo:paragraph-rsid="00266cd9" style:font-weight-asian="normal" style:font-weight-complex="normal"/>
    </style:style>
    <style:style style:name="P47" style:family="paragraph" style:parent-style-name="Standard">
      <style:text-properties fo:font-weight="normal" officeooo:rsid="002964cd" officeooo:paragraph-rsid="00277188" style:font-weight-asian="normal" style:font-weight-complex="normal"/>
    </style:style>
    <style:style style:name="P48" style:family="paragraph" style:parent-style-name="Standard">
      <style:text-properties fo:font-weight="normal" officeooo:rsid="0037e91e" officeooo:paragraph-rsid="0037e91e" style:font-weight-asian="normal" style:font-weight-complex="normal"/>
    </style:style>
    <style:style style:name="P49" style:family="paragraph" style:parent-style-name="Standard">
      <style:text-properties fo:font-weight="normal" officeooo:rsid="00398ea7" officeooo:paragraph-rsid="00398ea7" style:font-weight-asian="normal" style:font-weight-complex="normal"/>
    </style:style>
    <style:style style:name="P50" style:family="paragraph" style:parent-style-name="Standard">
      <style:text-properties fo:font-weight="normal" officeooo:rsid="005055f6" officeooo:paragraph-rsid="005055f6" style:font-weight-asian="normal" style:font-weight-complex="normal"/>
    </style:style>
    <style:style style:name="P51" style:family="paragraph" style:parent-style-name="Standard">
      <style:text-properties fo:font-weight="normal" officeooo:rsid="00511ff9" officeooo:paragraph-rsid="00511ff9" style:font-weight-asian="normal" style:font-weight-complex="normal"/>
    </style:style>
    <style:style style:name="P52" style:family="paragraph" style:parent-style-name="Standard">
      <style:text-properties fo:font-weight="normal" officeooo:rsid="0053ba43" officeooo:paragraph-rsid="0053ba43" style:font-weight-asian="normal" style:font-weight-complex="normal"/>
    </style:style>
    <style:style style:name="P53" style:family="paragraph" style:parent-style-name="Standard">
      <style:text-properties fo:font-weight="normal" officeooo:rsid="00545750" officeooo:paragraph-rsid="00545750" style:font-weight-asian="normal" style:font-weight-complex="normal"/>
    </style:style>
    <style:style style:name="P54" style:family="paragraph" style:parent-style-name="Standard">
      <style:text-properties fo:font-weight="normal" officeooo:rsid="00568fbc" officeooo:paragraph-rsid="00568fbc" style:font-weight-asian="normal" style:font-weight-complex="normal"/>
    </style:style>
    <style:style style:name="P55" style:family="paragraph" style:parent-style-name="Standard">
      <style:text-properties fo:font-weight="normal" officeooo:rsid="00572756" officeooo:paragraph-rsid="00572756" style:font-weight-asian="normal" style:font-weight-complex="normal"/>
    </style:style>
    <style:style style:name="P56" style:family="paragraph" style:parent-style-name="Standard">
      <style:text-properties fo:font-weight="normal" officeooo:rsid="0057cbba" officeooo:paragraph-rsid="0057cbba" style:font-weight-asian="normal" style:font-weight-complex="normal"/>
    </style:style>
    <style:style style:name="P57" style:family="paragraph" style:parent-style-name="Standard">
      <style:text-properties fo:font-weight="normal" officeooo:rsid="005a64d0" officeooo:paragraph-rsid="005a64d0" style:font-weight-asian="normal" style:font-weight-complex="normal"/>
    </style:style>
    <style:style style:name="P58" style:family="paragraph" style:parent-style-name="Standard">
      <style:text-properties fo:font-weight="normal" officeooo:rsid="005bc997" officeooo:paragraph-rsid="005bc997" style:font-weight-asian="normal" style:font-weight-complex="normal"/>
    </style:style>
    <style:style style:name="P59" style:family="paragraph" style:parent-style-name="Standard">
      <style:text-properties fo:font-weight="normal" officeooo:rsid="005d7ca3" officeooo:paragraph-rsid="005d7ca3" style:font-weight-asian="normal" style:font-weight-complex="normal"/>
    </style:style>
    <style:style style:name="P60" style:family="paragraph" style:parent-style-name="Standard">
      <style:text-properties fo:font-weight="normal" officeooo:rsid="005ef381" officeooo:paragraph-rsid="005ef381" style:font-weight-asian="normal" style:font-weight-complex="normal"/>
    </style:style>
    <style:style style:name="P61" style:family="paragraph" style:parent-style-name="Standard">
      <style:text-properties fo:font-weight="normal" officeooo:rsid="0060c4fa" officeooo:paragraph-rsid="0060c4fa" style:font-weight-asian="normal" style:font-weight-complex="normal"/>
    </style:style>
    <style:style style:name="P62" style:family="paragraph" style:parent-style-name="Standard">
      <style:text-properties fo:font-weight="normal" officeooo:rsid="00628af1" officeooo:paragraph-rsid="00628af1" style:font-weight-asian="normal" style:font-weight-complex="normal"/>
    </style:style>
    <style:style style:name="P63" style:family="paragraph" style:parent-style-name="Standard">
      <style:text-properties fo:font-weight="normal" officeooo:rsid="00639773" officeooo:paragraph-rsid="00639773" style:font-weight-asian="normal" style:font-weight-complex="normal"/>
    </style:style>
    <style:style style:name="P64" style:family="paragraph" style:parent-style-name="Standard">
      <style:text-properties officeooo:rsid="003a42d5" officeooo:paragraph-rsid="003a42d5"/>
    </style:style>
    <style:style style:name="P65" style:family="paragraph" style:parent-style-name="Standard">
      <style:text-properties fo:font-weight="normal" officeooo:rsid="005a64d0" officeooo:paragraph-rsid="005a64d0" style:font-weight-asian="normal" style:font-weight-complex="normal"/>
    </style:style>
    <style:style style:name="P66" style:family="paragraph" style:parent-style-name="Standard">
      <style:text-properties fo:font-weight="normal" officeooo:rsid="005b8b65" officeooo:paragraph-rsid="005b8b65" style:font-weight-asian="normal" style:font-weight-complex="normal"/>
    </style:style>
    <style:style style:name="P67" style:family="paragraph" style:parent-style-name="Standard">
      <style:text-properties fo:font-weight="normal" officeooo:rsid="003fadd2" officeooo:paragraph-rsid="0049ace3" style:font-weight-asian="normal" style:font-weight-complex="normal"/>
    </style:style>
    <style:style style:name="P68" style:family="paragraph" style:parent-style-name="Standard">
      <style:text-properties officeooo:rsid="00202d07" officeooo:paragraph-rsid="00202d07"/>
    </style:style>
    <style:style style:name="P69" style:family="paragraph" style:parent-style-name="Standard">
      <style:text-properties officeooo:rsid="00202d07" officeooo:paragraph-rsid="0066d65a"/>
    </style:style>
    <style:style style:name="P70" style:family="paragraph" style:parent-style-name="Standard">
      <style:text-properties officeooo:rsid="002183ae" officeooo:paragraph-rsid="002183ae"/>
    </style:style>
    <style:style style:name="P71" style:family="paragraph" style:parent-style-name="Standard">
      <style:text-properties fo:font-weight="bold" officeooo:rsid="00266cd9" officeooo:paragraph-rsid="00266cd9" style:font-weight-asian="bold" style:font-weight-complex="bold"/>
    </style:style>
    <style:style style:name="P72" style:family="paragraph" style:parent-style-name="Standard">
      <style:text-properties fo:font-weight="bold" officeooo:rsid="00277188" officeooo:paragraph-rsid="00277188" style:font-weight-asian="bold" style:font-weight-complex="bold"/>
    </style:style>
    <style:style style:name="P73" style:family="paragraph" style:parent-style-name="Standard">
      <style:text-properties fo:font-weight="bold" officeooo:rsid="003a42d5" officeooo:paragraph-rsid="003a42d5" style:font-weight-asian="bold" style:font-weight-complex="bold"/>
    </style:style>
    <style:style style:name="P74" style:family="paragraph" style:parent-style-name="Standard">
      <style:text-properties fo:font-weight="bold" officeooo:rsid="003fadd2" officeooo:paragraph-rsid="003fadd2" style:font-weight-asian="bold" style:font-weight-complex="bold"/>
    </style:style>
    <style:style style:name="P75" style:family="paragraph" style:parent-style-name="Standard">
      <style:text-properties fo:font-weight="bold" officeooo:rsid="00414dbb" officeooo:paragraph-rsid="00414dbb" style:font-weight-asian="bold" style:font-weight-complex="bold"/>
    </style:style>
    <style:style style:name="P76" style:family="paragraph" style:parent-style-name="Standard">
      <style:text-properties fo:font-weight="bold" officeooo:rsid="00433209" officeooo:paragraph-rsid="0043320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964cd" style:font-weight-asian="normal" style:font-weight-complex="normal"/>
    </style:style>
    <style:style style:name="T3" style:family="text">
      <style:text-properties fo:font-weight="normal" officeooo:rsid="002ae274" style:font-weight-asian="normal" style:font-weight-complex="normal"/>
    </style:style>
    <style:style style:name="T4" style:family="text">
      <style:text-properties fo:font-weight="normal" officeooo:rsid="002f6670" style:font-weight-asian="normal" style:font-weight-complex="normal"/>
    </style:style>
    <style:style style:name="T5" style:family="text">
      <style:text-properties fo:font-weight="normal" officeooo:rsid="00343940" style:font-weight-asian="normal" style:font-weight-complex="normal"/>
    </style:style>
    <style:style style:name="T6" style:family="text">
      <style:text-properties fo:font-weight="normal" officeooo:rsid="00355404" style:font-weight-asian="normal" style:font-weight-complex="normal"/>
    </style:style>
    <style:style style:name="T7" style:family="text">
      <style:text-properties fo:font-weight="normal" officeooo:rsid="00398ea7" style:font-weight-asian="normal" style:font-weight-complex="normal"/>
    </style:style>
    <style:style style:name="T8" style:family="text">
      <style:text-properties fo:font-weight="normal" officeooo:rsid="0066d65a" style:font-weight-asian="normal" style:font-weight-complex="normal"/>
    </style:style>
    <style:style style:name="T9" style:family="text">
      <style:text-properties officeooo:rsid="00277188"/>
    </style:style>
    <style:style style:name="T10" style:family="text">
      <style:text-properties officeooo:rsid="002c9fc5"/>
    </style:style>
    <style:style style:name="T11" style:family="text">
      <style:text-properties officeooo:rsid="003b9529"/>
    </style:style>
    <style:style style:name="T12" style:family="text">
      <style:text-properties officeooo:rsid="0045e737"/>
    </style:style>
    <style:style style:name="T13" style:family="text">
      <style:text-properties officeooo:rsid="00482bae"/>
    </style:style>
    <style:style style:name="T14" style:family="text">
      <style:text-properties officeooo:rsid="004a81b0"/>
    </style:style>
    <style:style style:name="T15" style:family="text">
      <style:text-properties officeooo:rsid="004ba95c"/>
    </style:style>
    <style:style style:name="T16" style:family="text">
      <style:text-properties officeooo:rsid="0066d65a"/>
    </style:style>
    <style:style style:name="T17" style:family="text">
      <style:text-properties officeooo:rsid="002f66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<text:span text:style-name="T16">Ferramenta para </text:span>Utilizar e compilar o kotlin online</text:p>
      <text:p text:style-name="P1"/>
      <text:p text:style-name="P1">=&gt; <text:a xlink:type="simple" xlink:href="https://play.kotlinlang.org/" text:style-name="Internet_20_link" text:visited-style-name="Visited_20_Internet_20_Link">https://play.kotlinlang.org/</text:a></text:p>
      <text:p text:style-name="P1"/>
      <text:p text:style-name="P1"/>
      <text:p text:style-name="P5">Tipos de Dados</text:p>
      <text:p text:style-name="P2">- Int</text:p>
      <text:p text:style-name="P2">- Boolean</text:p>
      <text:p text:style-name="P2">- Long</text:p>
      <text:p text:style-name="P2">- Char</text:p>
      <text:p text:style-name="P2">- Float</text:p>
      <text:p text:style-name="P2">- Byte</text:p>
      <text:p text:style-name="P2">- Short</text:p>
      <text:p text:style-name="P2">- Array</text:p>
      <text:p text:style-name="P2">- null!</text:p>
      <text:p text:style-name="P2"/>
      <text:p text:style-name="P2">println(Int.MAX_VALUE) !Valor máximo que um variavel desse tipo pode receber</text:p>
      <text:p text:style-name="P2"/>
      <text:p text:style-name="P4">Conversão para tipos de dados</text:p>
      <text:p text:style-name="P3">toByte()</text:p>
      <text:p text:style-name="P3">toShort()</text:p>
      <text:p text:style-name="P3">toInt()</text:p>
      <text:p text:style-name="P3">toDouble()</text:p>
      <text:p text:style-name="P3">toChar()</text:p>
      <text:p text:style-name="P3"/>
      <text:p text:style-name="P3"/>
      <text:p text:style-name="P6">Declara<text:span text:style-name="T16">ção de</text:span> variaveis</text:p>
      <text:p text:style-name="P6"/>
      <text:p text:style-name="P7"><text:span text:style-name="T9">v</text:span>ar</text:p>
      <text:p text:style-name="P7">- <text:span text:style-name="T8">Va</text:span><text:span text:style-name="T1">lor mutavel, CamelCase, variavel pode ser alterado durante o código</text:span></text:p>
      <text:p text:style-name="P46">- <text:span text:style-name="T16">S</text:span>empre a primeira letra maiuscula e no meio minuscula e tudo junto</text:p>
      <text:p text:style-name="P10"><text:span text:style-name="T4">- </text:span><text:span text:style-name="T8">D</text:span><text:span text:style-name="T6">efinido enqto estiver sendo executado</text:span></text:p>
      <text:p text:style-name="P7"/>
      <text:p text:style-name="P7"><text:span text:style-name="T9">v</text:span>al</text:p>
      <text:p text:style-name="P46">- <text:span text:style-name="T16">V</text:span>alor imutavel e que terá somente o valor atribuido (similar o final em java), CamelCase</text:p>
      <text:p text:style-name="P9"><text:span text:style-name="T2">- </text:span><text:span text:style-name="T3">DEVERÁ SEMPRE SER DECLARADO DENTRO DO FUNÇÃO MAIN</text:span></text:p>
      <text:p text:style-name="P9"><text:span text:style-name="T3">- </text:span><text:span text:style-name="T16">Após a atribuição, não pode ser alterado novamente</text:span></text:p>
      <text:p text:style-name="P9"><text:span text:style-name="T4">- </text:span><text:span text:style-name="T8">D</text:span><text:span text:style-name="T6">efinido enq</text:span><text:span text:style-name="T8">uan</text:span><text:span text:style-name="T6">to estiver sendo executado</text:span></text:p>
      <text:p text:style-name="P8"/>
      <text:p text:style-name="P8">const val</text:p>
      <text:p text:style-name="P8">-<text:span text:style-name="T1"> </text:span><text:span text:style-name="T8">V</text:span><text:span text:style-name="T1">alor imutavel, SNAKE_CASE; constante cujo valor atribuido é durante a compilação</text:span></text:p>
      <text:p text:style-name="P8"><text:span text:style-name="T1">- </text:span><text:span text:style-name="T8">N</text:span><text:span text:style-name="T2">ão pode ser manipulado, deverá atribuir para uma variavel, este valor deverá apenas ser CONSULTADO</text:span></text:p>
      <text:p text:style-name="P47">- SEMPRE EM MAIUSCULO E SEPARADO POR UNDERLINE</text:p>
      <text:p text:style-name="P8"><text:span text:style-name="T2">- </text:span><text:span text:style-name="T3">DEVERÁ SEMPRE SER DECLARADO FORA DO FUNÇÃO MAIN</text:span></text:p>
      <text:p text:style-name="P8"><text:span text:style-name="T2">- </text:span><text:span text:style-name="T8">D</text:span><text:span text:style-name="T5">efinido valor enqnto estiver compilado</text:span></text:p>
      <text:p text:style-name="P2"/>
      <text:p text:style-name="P28">Exemplos:</text:p>
      <text:p text:style-name="P28"/>
      <text:p text:style-name="P28"><text:soft-page-break/>var currentAge = 22</text:p>
      <text:p text:style-name="P28">=&gt; qndo atribuido 22, significa que o currentAge será do tipo int; <text:span text:style-name="T10">por causa da inferencia, poderá receber somente int</text:span></text:p>
      <text:p text:style-name="P28"/>
      <text:p text:style-name="P29">var currentAge:Int? </text:p>
      <text:p text:style-name="P29">=&gt; significa que a variavel é do tipo int e ? que pode receber null</text:p>
      <text:p text:style-name="P30">currentAge = 22 ou null</text:p>
      <text:p text:style-name="P30"/>
      <text:p text:style-name="P31">val currentAge:Int?</text:p>
      <text:p text:style-name="P31"/>
      <text:p text:style-name="P31">const val MIN_AGE=16</text:p>
      <text:p text:style-name="P31"/>
      <text:p text:style-name="P31"/>
      <text:p text:style-name="P11">Nullability</text:p>
      <text:p text:style-name="P11">-<text:span text:style-name="T1"> </text:span><text:span text:style-name="T8">Qualquer</text:span><text:span text:style-name="T1"> tipo pode ser nulo, porém isso deve ser explicitado na declaração da variável através do uso da interrogação</text:span></text:p>
      <text:p text:style-name="P48">- <text:span text:style-name="T16">A</text:span> inferencia do tipo não atribui nullability</text:p>
      <text:p text:style-name="P48"/>
      <text:p text:style-name="P48"><text:span text:style-name="T16">E</text:span>xemplo:</text:p>
      <text:p text:style-name="P11"><text:span text:style-name="T1">var month:Int?</text:span><text:span text:style-name="T7"> = null</text:span></text:p>
      <text:p text:style-name="P49">=&gt; atribui nulo</text:p>
      <text:p text:style-name="P49"/>
      <text:p text:style-name="P49">var day:Int = null</text:p>
      <text:p text:style-name="P49">=&gt; Erro de compilação</text:p>
      <text:p text:style-name="P49"/>
      <text:p text:style-name="P49"/>
      <text:p text:style-name="P12">Operadores Aritméticos</text:p>
      <text:p text:style-name="P12"/>
      <text:p text:style-name="P64">a + b ou </text:p>
      <text:p text:style-name="P64">a.plus(b) ou</text:p>
      <text:p text:style-name="P64">a += b</text:p>
      <text:p text:style-name="P64"/>
      <text:p text:style-name="P64">a – b ou</text:p>
      <text:p text:style-name="P64">a.minus(b) ou</text:p>
      <text:p text:style-name="P64">a -= b</text:p>
      <text:p text:style-name="P64"/>
      <text:p text:style-name="P64">a* b ou</text:p>
      <text:p text:style-name="P64">a.times(b) ou</text:p>
      <text:p text:style-name="P64">a*=b</text:p>
      <text:p text:style-name="P64"/>
      <text:p text:style-name="P64">a/b ou</text:p>
      <text:p text:style-name="P64">a.div(b) ou</text:p>
      <text:p text:style-name="P64">a/= b</text:p>
      <text:p text:style-name="P64"/>
      <text:p text:style-name="P64">a%b ou</text:p>
      <text:p text:style-name="P64">a.mod(b) ou</text:p>
      <text:p text:style-name="P64">a%= b</text:p>
      <text:p text:style-name="P64"/>
      <text:p text:style-name="P64"/>
      <text:p text:style-name="P12"><text:soft-page-break/>*<text:span text:style-name="T11">a função soma pode ser utilizada também para concatenar strings</text:span></text:p>
      <text:p text:style-name="P64"/>
      <text:p text:style-name="P64"/>
      <text:p text:style-name="P13">Operadores Comparativos</text:p>
      <text:p text:style-name="P13"/>
      <text:p text:style-name="P32">a &gt; b ou a &lt; b ou </text:p>
      <text:p text:style-name="P32">a.compareTo(b) &gt; 0</text:p>
      <text:p text:style-name="P32"/>
      <text:p text:style-name="P32">a &gt;= b ou </text:p>
      <text:p text:style-name="P32">a.compareTo(b) &gt;= 0</text:p>
      <text:p text:style-name="P32"/>
      <text:p text:style-name="P33">compareTo </text:p>
      <text:p text:style-name="P33">retorna</text:p>
      <text:p text:style-name="P32">-1 =&gt; um valor menor que outro</text:p>
      <text:p text:style-name="P32">0 <text:s/>=&gt; igual</text:p>
      <text:p text:style-name="P32">1 =&gt; maior</text:p>
      <text:p text:style-name="P32"/>
      <text:p text:style-name="P32">a == b ou</text:p>
      <text:p text:style-name="P32">a.equals(b)</text:p>
      <text:p text:style-name="P32"/>
      <text:p text:style-name="P32">a!=b ou </text:p>
      <text:p text:style-name="P32">!(a.equals(b))</text:p>
      <text:p text:style-name="P32"/>
      <text:p text:style-name="P32"/>
      <text:p text:style-name="P32"/>
      <text:p text:style-name="P32"/>
      <text:p text:style-name="P14">Operadores Lógicos</text:p>
      <text:p text:style-name="P14"/>
      <text:p text:style-name="P34">&amp;&amp; ou </text:p>
      <text:p text:style-name="P34">AND</text:p>
      <text:p text:style-name="P34"/>
      <text:p text:style-name="P34">(expressao1) AND (expressao)</text:p>
      <text:p text:style-name="P34"/>
      <text:p text:style-name="P34">|| ou </text:p>
      <text:p text:style-name="P34">OR</text:p>
      <text:p text:style-name="P34"/>
      <text:p text:style-name="P34"/>
      <text:p text:style-name="P34"/>
      <text:p text:style-name="P74">Operadores In e Range</text:p>
      <text:p text:style-name="P35">- IN: valor está presente na lista</text:p>
      <text:p text:style-name="P35">- RANGE: cria um intervalo de valores, incluido os dois valores menores e maior</text:p>
      <text:p text:style-name="P35"/>
      <text:p text:style-name="P35">Exemplos:</text:p>
      <text:p text:style-name="P35">val numbers = listOf(1,2,3,4)</text:p>
      <text:p text:style-name="P35">println(12 in numbers)</text:p>
      <text:p text:style-name="P35"/>
      <text:p text:style-name="P35"/>
      <text:p text:style-name="P35"/>
      <text:p text:style-name="P15">Manipulação de Strings</text:p>
      <text:p text:style-name="P15"><text:soft-page-break/></text:p>
      <text:p text:style-name="P36"/>
      <text:p text:style-name="P37">- Strings possuem diversos metodos associados</text:p>
      <text:p text:style-name="P37">- <text:span text:style-name="T16">I</text:span>ndexação, concatenação, comparação, formatação</text:p>
      <text:p text:style-name="P37">- <text:span text:style-name="T16">T</text:span>ambém é tratada como um array de char</text:p>
      <text:p text:style-name="P37"/>
      <text:p text:style-name="P75">Indexação</text:p>
      <text:p text:style-name="P38">- string como array</text:p>
      <text:p text:style-name="P38">first(0</text:p>
      <text:p text:style-name="P38">last()</text:p>
      <text:p text:style-name="P38">String.length</text:p>
      <text:p text:style-name="P38">String[index]</text:p>
      <text:p text:style-name="P38">primeira posição é 0</text:p>
      <text:p text:style-name="P38"/>
      <text:p text:style-name="P76">para con<text:span text:style-name="T16">c</text:span>a<text:span text:style-name="T16">tena</text:span>r uma string deverá colocar o simbolo ${}</text:p>
      <text:p text:style-name="P39"/>
      <text:p text:style-name="P39">capitalize<text:span text:style-name="T12">() =&gt; Função que torna a primeira letra da variavel em maiuscula</text:span></text:p>
      <text:p text:style-name="P40">toUpperCase()</text:p>
      <text:p text:style-name="P40">toLowerCase()</text:p>
      <text:p text:style-name="P40">decapitalize()</text:p>
      <text:p text:style-name="P40"/>
      <text:p text:style-name="P40">trimEnd() - remove espaço do final</text:p>
      <text:p text:style-name="P40">trimStart()</text:p>
      <text:p text:style-name="P40">trim()</text:p>
      <text:p text:style-name="P40"/>
      <text:p text:style-name="P40">replace(x,y) – substituir</text:p>
      <text:p text:style-name="P40">formatação ${valor}.<text:span text:style-name="T13">format(valor)</text:span></text:p>
      <text:p text:style-name="P40"/>
      <text:p text:style-name="P40"/>
      <text:p text:style-name="P16">Empty X Blank</text:p>
      <text:p text:style-name="P16"/>
      <text:p text:style-name="P41">- <text:span text:style-name="T16">M</text:span>étodos de comparação</text:p>
      <text:p text:style-name="P41">- <text:span text:style-name="T16">R</text:span>etorna boolean</text:p>
      <text:p text:style-name="P41">- <text:span text:style-name="T16">E</text:span>mpty =&gt; se a string estiver vazia</text:p>
      <text:p text:style-name="P41">- <text:span text:style-name="T16">B</text:span>lank =&gt; se a string em branco</text:p>
      <text:p text:style-name="P41"/>
      <text:p text:style-name="P42">isEmpty()</text:p>
      <text:p text:style-name="P42">isBlack()</text:p>
      <text:p text:style-name="P43">isNullOrBlank()</text:p>
      <text:p text:style-name="P43">isNullOrEmpty()</text:p>
      <text:p text:style-name="P42"/>
      <text:p text:style-name="P17">- string vazia – tamanho é 0</text:p>
      <text:p text:style-name="P42">- Se<text:span text:style-name="T14"> tamanho da string (s.length = 0) está empty e blank</text:span></text:p>
      <text:p text:style-name="P43">- Se tamanho for <text:span text:style-name="T15">&gt; 0 mas todos os caracteres são brancos.. está blank e não empty</text:span></text:p>
      <text:p text:style-name="P43"/>
      <text:p text:style-name="P43"/>
      <text:p text:style-name="P43"/>
      <text:p text:style-name="P18">Funções</text:p>
      <text:p text:style-name="P44">- prefixo fun nomeDaFuncao(nome:tipo):tipoRetorno{}</text:p>
      <text:p text:style-name="P44"><text:soft-page-break/>- função anonimas, single-line, inline, extensões, lambdas, ordem superior</text:p>
      <text:p text:style-name="P44"/>
      <text:p text:style-name="P45">private fun getFullName(name:String, lastName:String):String{</text:p>
      <text:p text:style-name="P45"><text:tab/>return “$name $lastName”</text:p>
      <text:p text:style-name="P45">}</text:p>
      <text:p text:style-name="P45"/>
      <text:p text:style-name="P45">ou</text:p>
      <text:p text:style-name="P45"/>
      <text:p text:style-name="P45">private fun getFullName(name:String,lastName:String) = “$name $lastName”</text:p>
      <text:p text:style-name="P45"/>
      <text:p text:style-name="P45">=&gt; precisa corresponder ao retorno </text:p>
      <text:p text:style-name="P45">*inferencia da função</text:p>
      <text:p text:style-name="P45"/>
      <text:p text:style-name="P67"/>
      <text:p text:style-name="P19">Funções de ordem superior</text:p>
      <text:p text:style-name="P50">- <text:span text:style-name="T16">R</text:span>ecebem outra função ou lambda por parametro</text:p>
      <text:p text:style-name="P50">- <text:span text:style-name="T16">B</text:span>astante uteis para generalização as funções e tratamentos de erros</text:p>
      <text:p text:style-name="P50"/>
      <text:p text:style-name="P19"/>
      <text:p text:style-name="P20"><text:span text:style-name="T16">E</text:span>xemplo:</text:p>
      <text:p text:style-name="P20"/>
      <text:p text:style-name="P51">val x = calculate(12,4,::sum)</text:p>
      <text:p text:style-name="P51">val y = calculate(12,4){a,b→ a*b} //lambda</text:p>
      <text:p text:style-name="P51"/>
      <text:p text:style-name="P51"/>
      <text:p text:style-name="P51"/>
      <text:p text:style-name="P21">Funções single-line</text:p>
      <text:p text:style-name="P52">- <text:span text:style-name="T16">P</text:span>refixo fun fun nomedafuncao(nome:tipo)=retorno;</text:p>
      <text:p text:style-name="P52">- <text:span text:style-name="T16">F</text:span>unção de uma unica linha</text:p>
      <text:p text:style-name="P52">- <text:span text:style-name="T16">I</text:span>nfere o tipo de retorno</text:p>
      <text:p text:style-name="P52"/>
      <text:p text:style-name="P52">private fun getFullName(name:String,lastName:String) = “$name $lastName”</text:p>
      <text:p text:style-name="P52"/>
      <text:p text:style-name="P21">Funções/extensões</text:p>
      <text:p text:style-name="P52">- <text:span text:style-name="T16">P</text:span>refixo fun tipo.nomedafuncao()</text:p>
      <text:p text:style-name="P52">- <text:span text:style-name="T16">C</text:span>ria uma função que pode ser chamada por um tipo especifico, cujo o valor pode ser referenciado por dentro da função atraves de this</text:p>
      <text:p text:style-name="P52"/>
      <text:p text:style-name="P53"><text:span text:style-name="T16">E</text:span>xemplo:</text:p>
      <text:p text:style-name="P53">fun String.randomCapitazalizedLetter() = this.[(0..this.length-1)].random()].toUpperCase()</text:p>
      <text:p text:style-name="P53"/>
      <text:p text:style-name="P22">nem toda função/extensão precisa ter retorno</text:p>
      <text:p text:style-name="P22"/>
      <text:p text:style-name="P22"/>
      <text:p text:style-name="P23">Estruturas de Controle</text:p>
      <text:p text:style-name="P23"/>
      <text:p text:style-name="P54">- if/else, when, elvis operator</text:p>
      <text:p text:style-name="P54">- pode ser utilizado tanto para controle q<text:span text:style-name="T16">ua</text:span>nto para atribuição</text:p>
      <text:p text:style-name="P54">- pode ser encadeado com multiplas estruturas</text:p>
      <text:p text:style-name="P54"><text:soft-page-break/></text:p>
      <text:p text:style-name="P55">if(expressão){</text:p>
      <text:p text:style-name="P55"/>
      <text:p text:style-name="P55">}else if{</text:p>
      <text:p text:style-name="P55">}else{<text:line-break/>}</text:p>
      <text:p text:style-name="P55"/>
      <text:p text:style-name="P55">when{</text:p>
      <text:p text:style-name="P55">case1 → {}</text:p>
      <text:p text:style-name="P55">case2→ {}</text:p>
      <text:p text:style-name="P55">case3 → {}</text:p>
      <text:p text:style-name="P55">else → {}</text:p>
      <text:p text:style-name="P55">}</text:p>
      <text:p text:style-name="P55"/>
      <text:p text:style-name="P55"/>
      <text:p text:style-name="P55">val a:Int? = null</text:p>
      <text:p text:style-name="P55"/>
      <text:p text:style-name="P24">elvis operator</text:p>
      <text:p text:style-name="P25">val number = a?:0</text:p>
      <text:p text:style-name="P25"/>
      <text:p text:style-name="P56">caso o valor seja nulo a variavel, atribui 0 </text:p>
      <text:p text:style-name="P55"/>
      <text:p text:style-name="P55"/>
      <text:p text:style-name="P26">Atribuição</text:p>
      <text:p text:style-name="P26">- <text:span text:style-name="T1">valor atribuido tem que estar na última linha do bloco</text:span></text:p>
      <text:p text:style-name="P57">- a condicional não usar chaves se fizer só a atribuição</text:p>
      <text:p text:style-name="P57"/>
      <text:p text:style-name="P57">val maxValue = if(a&gt;b) a else if(a&lt;b) b else b</text:p>
      <text:p text:style-name="P57"/>
      <text:p text:style-name="P66">val minValue = if(a&gt;b){</text:p>
      <text:p text:style-name="P66"><text:s text:c="2"/>println(“a maior que b”)<text:tab/></text:p>
      <text:p text:style-name="P66"><text:s text:c="2"/>b</text:p>
      <text:p text:style-name="P66">}</text:p>
      <text:p text:style-name="P57"/>
      <text:p text:style-name="P57"/>
      <text:p text:style-name="P58">When</text:p>
      <text:p text:style-name="P58">- equivalente ao switch das outras linguagens</text:p>
      <text:p text:style-name="P58">- aceita tanto valores qnto condicionais</text:p>
      <text:p text:style-name="P58">- aceita range como case</text:p>
      <text:p text:style-name="P58"/>
      <text:p text:style-name="P58">when{</text:p>
      <text:p text:style-name="P58">a &gt;b → {}</text:p>
      <text:p text:style-name="P58">a!=b → {}</text:p>
      <text:p text:style-name="P58">else →{}</text:p>
      <text:p text:style-name="P58">}</text:p>
      <text:p text:style-name="P58"/>
      <text:p text:style-name="P58">when(year){</text:p>
      <text:p text:style-name="P58">-4000..2000 → {}</text:p>
      <text:p text:style-name="P58">2001..2010 →{}</text:p>
      <text:p text:style-name="P58"><text:soft-page-break/></text:p>
      <text:p text:style-name="P58">}</text:p>
      <text:p text:style-name="P58"/>
      <text:p text:style-name="P58"/>
      <text:p text:style-name="P59">Elvis Operator</text:p>
      <text:p text:style-name="P59">- mais proximo que a linguagem possuir de um operador ternario</text:p>
      <text:p text:style-name="P59">- verifica se um valor é nulo e apresenta uma opção</text:p>
      <text:p text:style-name="P59">- pode ser encadeado</text:p>
      <text:p text:style-name="P59"/>
      <text:p text:style-name="P59">var number = a?: b?;0</text:p>
      <text:p text:style-name="P59"/>
      <text:p text:style-name="P59"/>
      <text:p text:style-name="P59"/>
      <text:p text:style-name="P27">Repetição</text:p>
      <text:p text:style-name="P60">- while, do while, for, foreach</text:p>
      <text:p text:style-name="P60">- forEach (interações em lista)</text:p>
      <text:p text:style-name="P60">- aceita os comandos in, range, until, downTo, step</text:p>
      <text:p text:style-name="P60"/>
      <text:p text:style-name="P61">while(condição){</text:p>
      <text:p text:style-name="P61">}</text:p>
      <text:p text:style-name="P61"/>
      <text:p text:style-name="P61">do{</text:p>
      <text:p text:style-name="P61">//bloco</text:p>
      <text:p text:style-name="P61">}(while(condição)</text:p>
      <text:p text:style-name="P61"/>
      <text:p text:style-name="P61">for(i in 0..20 step 2){</text:p>
      <text:p text:style-name="P61">}</text:p>
      <text:p text:style-name="P61"/>
      <text:p text:style-name="P61"/>
      <text:p text:style-name="P62">for(variavelindexadora in/until/downTo faixa de valores/condicional step passo)</text:p>
      <text:p text:style-name="P62">- In inicial até o final</text:p>
      <text:p text:style-name="P62">- Until conta do valor atual até o valor estabelecido – 1</text:p>
      <text:p text:style-name="P62">- downTo conta da maneira decrescente</text:p>
      <text:p text:style-name="P62">- Step passo</text:p>
      <text:p text:style-name="P62"/>
      <text:p text:style-name="P62"/>
      <text:p text:style-name="P63">for(i in 10 downTo 0){</text:p>
      <text:p text:style-name="P63">}</text:p>
      <text:p text:style-name="P63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2-02-07T20:37:47.081000000</dc:date>
    <meta:editing-duration>PT4H26M52S</meta:editing-duration>
    <meta:editing-cycles>86</meta:editing-cycles>
    <meta:document-statistic meta:table-count="0" meta:image-count="0" meta:object-count="0" meta:page-count="7" meta:paragraph-count="215" meta:word-count="930" meta:character-count="5564" meta:non-whitespace-character-count="4828"/>
  </office:meta>
</office:document-meta>
</file>